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14pt" fo:letter-spacing="normal" fo:font-style="normal" fo:font-weight="normal"/>
    </style:style>
    <style:style style:name="P2" style:family="paragraph" style:parent-style-name="Text_20_body">
      <style:paragraph-properties fo:orphans="2" fo:widows="2"/>
      <style:text-properties fo:font-variant="normal" fo:text-transform="none" fo:color="#000000" loext:opacity="100%" fo:font-size="14pt" fo:letter-spacing="normal" fo:font-style="normal" fo:font-weight="normal"/>
    </style:style>
    <style:style style:name="P3" style:family="paragraph" style:parent-style-name="Text_20_body">
      <style:paragraph-properties fo:orphans="2" fo:widows="2"/>
      <style:text-properties fo:font-variant="normal" fo:text-transform="none" fo:color="#000000" loext:opacity="100%" fo:font-size="14pt" fo:letter-spacing="normal" fo:font-style="normal" fo:font-weight="normal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loext:opacity="100%" fo:font-size="14pt" fo:letter-spacing="normal" fo:font-style="normal" fo:font-weight="normal" officeooo:paragraph-rsid="000346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руктурное программирование - это методология и технология разработки программных средств, которая основана на трёх базовых конструкциях: последовательности, ветвления и цикла. Она характеризуется ограниченным использованием условных и безусловных переходов, широким использованием подпрограмм и управляющих структур (циклов, ветвлений и т.п.), а также блочной структурой.</text:p>
      <text:p text:style-name="P2">Принципы разработки включают программирование «сверху-вниз» (нисходящее программирование) и модульное программирование с иерархическим упорядочением связей между модулями/подпрограммами «От общего к частному».</text:p>
      <text:p text:style-name="P2">Технология структурного программирования базируется на методах, таких как нисходящее проектирование, пошаговое проектирование, структурное проектирование (программирование без goto), одновременное проектирование алгоритма и данных, модульное проектирование, модульное, нисходящее, пошаговое тестирование.</text:p>
      <text:p text:style-name="P2">Основным преимуществом структурного программирования является его ясность и простота для понимания и отладки, поскольку оно предполагает последовательное выполнение инструкций и ограничивает использование переходов. Это делает код более читаемым и поддерживаемым.</text:p>
      <text:p text:style-name="P4">Этапы проектирования: </text:p>
      <text:p text:style-name="P4"> формулировка целей (результатов) работы программы;</text:p>
      <text:p text:style-name="P4"><text:s/> представление процесса работы программы (модель); </text:p>
      <text:p text:style-name="P4"> выделение из модели фрагментов: определение переменных и их назначения, стандартных программных контекстов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21:56:37.872000000</meta:creation-date>
    <dc:date>2023-11-28T12:09:55.208000000</dc:date>
    <meta:editing-duration>PT35M40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8" meta:word-count="147" meta:character-count="1386" meta:non-whitespace-character-count="1243"/>
  </office:meta>
</office:document-meta>
</file>